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draw:fill-color="#ffffff" draw:textarea-vertical-align="middle" fo:min-height="3.256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afael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5:22:13.758140039</meta:creation-date>
    <dc:date>2019-02-17T15:30:20.946350257</dc:date>
    <meta:editing-duration>PT8M8S</meta:editing-duration>
    <meta:editing-cycles>3</meta:editing-cycles>
    <meta:generator>LibreOffice/5.2.7.2$Linux_ARM_EABI LibreOffice_project/20m0$Build-2</meta:generator>
    <meta:document-statistic meta:object-count="26"/>
  </office:meta>
</office:document-meta>
</file>